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98in"/>
    </style:style>
    <style:style style:name="ro1" style:family="table-row">
      <style:table-row-properties style:row-height="0.1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┌</text:p>
          </table:table-cell>
          <table:table-cell table:number-columns-repeated="67" office:value-type="string">
            <text:p>─</text:p>
          </table:table-cell>
          <table:table-cell office:value-type="string">
            <text:p>┐</text:p>
          </table:table-cell>
          <table:table-cell office:value-type="string">
            <text:p>┌</text:p>
          </table:table-cell>
          <table:table-cell table:number-columns-repeated="9" office:value-type="string">
            <text:p>─</text:p>
          </table:table-cell>
          <table:table-cell office:value-type="string">
            <text:p>┐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└</text:p>
          </table:table-cell>
          <table:table-cell table:number-columns-repeated="67" office:value-type="string">
            <text:p>─</text:p>
          </table:table-cell>
          <table:table-cell office:value-type="string">
            <text:p>┘</text:p>
          </table:table-cell>
          <table:table-cell office:value-type="string">
            <text:p>└</text:p>
          </table:table-cell>
          <table:table-cell table:number-columns-repeated="9" office:value-type="string">
            <text:p>─</text:p>
          </table:table-cell>
          <table:table-cell office:value-type="string">
            <text:p>┘</text:p>
          </table:table-cell>
          <table:table-cell table:number-columns-repeated="944"/>
        </table:table-row>
        <table:table-row table:style-name="ro1">
          <table:table-cell office:value-type="string">
            <text:p>┌</text:p>
          </table:table-cell>
          <table:table-cell table:number-columns-repeated="78" office:value-type="string">
            <text:p>─</text:p>
          </table:table-cell>
          <table:table-cell office:value-type="string">
            <text:p>┐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└</text:p>
          </table:table-cell>
          <table:table-cell table:number-columns-repeated="78" office:value-type="string">
            <text:p>─</text:p>
          </table:table-cell>
          <table:table-cell office:value-type="string">
            <text:p>┘</text:p>
          </table:table-cell>
          <table:table-cell table:number-columns-repeated="94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┌</text:p>
          </table:table-cell>
          <table:table-cell table:number-columns-repeated="67" office:value-type="string">
            <text:p>─</text:p>
          </table:table-cell>
          <table:table-cell office:value-type="string">
            <text:p>┐</text:p>
          </table:table-cell>
          <table:table-cell office:value-type="string">
            <text:p>┌</text:p>
          </table:table-cell>
          <table:table-cell table:number-columns-repeated="9" office:value-type="string">
            <text:p>─</text:p>
          </table:table-cell>
          <table:table-cell office:value-type="string">
            <text:p>┐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: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H</text:p>
          </table:table-cell>
          <table:table-cell table:style-name="ce2" office:value-type="string">
            <text:p>P</text:p>
          </table:table-cell>
          <table:table-cell table:style-name="ce2" office:value-type="string">
            <text:p>: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P</text:p>
          </table:table-cell>
          <table:table-cell table:style-name="ce2" office:value-type="string">
            <text:p>: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W</text:p>
          </table:table-cell>
          <table:table-cell table:style-name="ce2" office:value-type="string">
            <text:p>H</text:p>
          </table:table-cell>
          <table:table-cell table:style-name="ce2" office:value-type="string">
            <text:p>: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</text:p>
          </table:table-cell>
          <table:table-cell table:style-name="ce2" office:value-type="string">
            <text:p>: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office:value-type="string">
            <text:p>│</text:p>
          </table:table-cell>
          <table:table-cell office:value-type="string">
            <text:p>└</text:p>
          </table:table-cell>
          <table:table-cell table:number-columns-repeated="9" office:value-type="string">
            <text:p>─</text:p>
          </table:table-cell>
          <table:table-cell office:value-type="string">
            <text:p>┘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office:value-type="string">
            <text:p>│</text:p>
          </table:table-cell>
          <table:table-cell office:value-type="string">
            <text:p>┌</text:p>
          </table:table-cell>
          <table:table-cell table:number-columns-repeated="9" office:value-type="string">
            <text:p>─</text:p>
          </table:table-cell>
          <table:table-cell office:value-type="string">
            <text:p>┐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2" table:style-name="ce2" office:value-type="string">
            <text:p>.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F</text:p>
          </table:table-cell>
          <table:table-cell table:number-columns-repeated="2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7" table:style-name="ce2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9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└</text:p>
          </table:table-cell>
          <table:table-cell table:number-columns-repeated="67" office:value-type="string">
            <text:p>─</text:p>
          </table:table-cell>
          <table:table-cell office:value-type="string">
            <text:p>┘</text:p>
          </table:table-cell>
          <table:table-cell office:value-type="string">
            <text:p>└</text:p>
          </table:table-cell>
          <table:table-cell table:number-columns-repeated="9" office:value-type="string">
            <text:p>─</text:p>
          </table:table-cell>
          <table:table-cell office:value-type="string">
            <text:p>┘</text:p>
          </table:table-cell>
          <table:table-cell table:number-columns-repeated="944"/>
        </table:table-row>
        <table:table-row table:style-name="ro1">
          <table:table-cell office:value-type="string">
            <text:p>┌</text:p>
          </table:table-cell>
          <table:table-cell table:number-columns-repeated="78" office:value-type="string">
            <text:p>─</text:p>
          </table:table-cell>
          <table:table-cell office:value-type="string">
            <text:p>┐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table:style-name="ce2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└</text:p>
          </table:table-cell>
          <table:table-cell table:number-columns-repeated="78" office:value-type="string">
            <text:p>─</text:p>
          </table:table-cell>
          <table:table-cell office:value-type="string">
            <text:p>┘</text:p>
          </table:table-cell>
          <table:table-cell table:number-columns-repeated="94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1/16/2014</text:date>, <text:time>15:5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khier Dragonheart</meta:initial-creator>
    <meta:creation-date>2014-01-16T15:24:37.29</meta:creation-date>
    <dc:date>2014-01-16T15:52:36.96</dc:date>
    <dc:creator>Akhier Dragonheart</dc:creator>
    <meta:editing-duration>PT26M39S</meta:editing-duration>
    <meta:editing-cycles>6</meta:editing-cycles>
    <meta:generator>OpenOffice.org/3.3$Win32 OpenOffice.org_project/330m20$Build-9567</meta:generator>
    <meta:document-statistic meta:table-count="2" meta:cell-count="7840" meta:object-count="0"/>
  </office:meta>
</office:document-meta>
</file>